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1f30b7" officeooo:paragraph-rsid="001f30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</meta:initial-creator>
    <meta:creation-date>2015-10-21T11:21:15.937019718</meta:creation-date>
    <dc:date>2015-10-21T11:21:22.644034646</dc:date>
    <dc:creator>Miklos </dc:creator>
    <meta:editing-duration>PT8S</meta:editing-duration>
    <meta:editing-cycles>1</meta:editing-cycles>
    <meta:generator>Collabora_OfficeDev/5.0.10.29$Linux_X86_64 LibreOffice_project/d94db444a6596e7169729e18874cb8ed71a4259c</meta:generator>
    <meta:document-statistic meta:table-count="0" meta:image-count="0" meta:object-count="0" meta:page-count="1" meta:paragraph-count="1" meta:word-count="2" meta:character-count="11" meta:non-whitespace-character-count="10"/>
  </office:meta>
</office:document-meta>
</file>